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55cm" fo:min-width="0.6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1.111cm"/>
      <style:paragraph-properties style:writing-mode="lr-tb"/>
    </style:style>
    <style:style style:name="gr3" style:family="graphic" style:parent-style-name="standard">
      <style:graphic-properties draw:fill-color="#dee6ef" draw:textarea-horizontal-align="justify" draw:textarea-vertical-align="middle" draw:auto-grow-height="false" fo:min-height="3.55cm" fo:min-width="0.6cm"/>
    </style:style>
    <style:style style:name="gr4" style:family="graphic" style:parent-style-name="standard">
      <style:graphic-properties draw:fill-color="#ffbf00" draw:textarea-horizontal-align="justify" draw:textarea-vertical-align="middle" draw:auto-grow-height="false" fo:min-height="0.316cm" fo:min-width="0.066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4.05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4.838cm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3.263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.9cm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1.25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vertical-align="middle" fo:min-height="1.88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vertical-align="middle" fo:min-height="2.15cm"/>
      <style:paragraph-properties style:writing-mode="lr-tb"/>
    </style:style>
    <style:style style:name="gr12" style:family="graphic" style:parent-style-name="standard">
      <style:graphic-properties draw:fill-color="#dee6ef" draw:textarea-horizontal-align="justify" draw:textarea-vertical-align="middle" draw:auto-grow-height="false" fo:min-height="1.85cm" fo:min-width="0.6cm"/>
    </style:style>
    <style:style style:name="gr13" style:family="graphic" style:parent-style-name="standard">
      <style:graphic-properties draw:fill-color="#ff0000" draw:textarea-horizontal-align="justify" draw:textarea-vertical-align="middle" draw:auto-grow-height="false" fo:min-height="0.316cm" fo:min-width="0.066cm"/>
    </style:style>
    <style:style style:name="gr14" style:family="graphic" style:parent-style-name="standard">
      <style:graphic-properties draw:textarea-horizontal-align="justify" draw:textarea-vertical-align="middle" draw:auto-grow-height="false" fo:min-height="0cm" fo:min-width="2.012cm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2.388cm"/>
    </style:style>
    <style:style style:name="gr16" style:family="graphic" style:parent-style-name="standard">
      <style:graphic-properties draw:stroke="none" svg:stroke-color="#000000" draw:fill="none" draw:fill-color="#ffffff" draw:textarea-vertical-align="middle" fo:min-height="3.76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P3" style:family="paragraph">
      <loext:graphic-properties draw:fill-color="#dee6ef"/>
      <style:paragraph-properties fo:text-align="center"/>
    </style:style>
    <style:style style:name="P4" style:family="paragraph">
      <loext:graphic-properties draw:fill-color="#ffbf00"/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6pt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22pt"/>
    </style:style>
    <style:style style:name="P7" style:family="paragraph">
      <loext:graphic-properties draw:fill-color="#ff0000"/>
      <style:paragraph-properties fo:text-align="center"/>
    </style:style>
    <style:style style:name="T1" style:family="text">
      <style:text-properties fo:font-size="14pt"/>
    </style:style>
    <style:style style:name="T2" style:family="text">
      <style:text-properties fo:font-size="16pt"/>
    </style:style>
    <style:style style:name="T3" style:family="text">
      <style:text-properties fo:font-size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1cm" svg:height="3.8cm" svg:x="5.25cm" svg:y="4.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8cm" svg:height="1.361cm" draw:transform="rotate (1.5707963267949) translate (3.739cm 8.6cm)">
          <draw:text-box>
            <text:p text:style-name="P1"><text:span text:style-name="T1">Hospital ID</text:span><text:span text:style-name="T1"><text:line-break/></text:span><text:span text:style-name="T1">(one-hot)</text:span></text:p>
          </draw:text-box>
        </draw:frame>
        <draw:custom-shape draw:style-name="gr1" draw:text-style-name="P1" draw:layer="layout" svg:width="1.1cm" svg:height="3.8cm" svg:x="5.25cm" svg:y="9.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8cm" svg:height="1.361cm" draw:transform="rotate (1.5707963267949) translate (3.7cm 13.5cm)">
          <draw:text-box>
            <text:p text:style-name="P1"><text:span text:style-name="T1">Pathway data</text:span></text:p>
          </draw:text-box>
        </draw:frame>
        <draw:custom-shape draw:style-name="gr1" draw:text-style-name="P1" draw:layer="layout" svg:width="1.1cm" svg:height="3.8cm" svg:x="5.25cm" svg:y="1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8cm" svg:height="1.361cm" draw:transform="rotate (1.5707963267949) translate (3.639cm 18.6cm)">
          <draw:text-box>
            <text:p text:style-name="P1"><text:span text:style-name="T1">Clinical data</text:span></text:p>
          </draw:text-box>
        </draw:frame>
        <draw:custom-shape draw:style-name="gr3" draw:text-style-name="P3" draw:layer="layout" svg:width="1.1cm" svg:height="3.8cm" svg:x="8.726cm" svg:y="9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1cm" svg:height="3.8cm" svg:x="8.726cm" svg:y="14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12.55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12.551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12.551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5.2cm" svg:height="0.3cm" svg:x="7cm" svg:y="6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6.1cm" svg:height="0.2cm" draw:transform="rotate (-0.785398163397448) translate (13.787cm 6.64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4.3cm" svg:height="0.2cm" svg:x="13.7cm" svg:y="11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6.1cm" svg:height="0.2cm" draw:transform="rotate (0.785398163397448) translate (13.7cm 16.31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1.6cm" svg:height="0.2cm" svg:x="6.6cm" svg:y="11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5" draw:layer="layout" svg:width="3.2cm" svg:height="1.505cm" svg:x="4.3cm" svg:y="3.084cm">
          <draw:text-box>
            <text:p text:style-name="P1"><text:span text:style-name="T2">Input</text:span></text:p>
            <text:p text:style-name="P1"><text:span text:style-name="T2">layers</text:span></text:p>
          </draw:text-box>
        </draw:frame>
        <draw:frame draw:style-name="gr9" draw:text-style-name="P5" draw:layer="layout" svg:width="3.2cm" svg:height="1.505cm" svg:x="7.7cm" svg:y="3.084cm">
          <draw:text-box>
            <text:p text:style-name="P1"><text:span text:style-name="T2">Hidden</text:span></text:p>
            <text:p text:style-name="P1"><text:span text:style-name="T2">layers</text:span></text:p>
          </draw:text-box>
        </draw:frame>
        <draw:frame draw:style-name="gr10" draw:text-style-name="P5" draw:layer="layout" svg:width="3.2cm" svg:height="2.132cm" svg:x="11.3cm" svg:y="2.771cm">
          <draw:text-box>
            <text:p text:style-name="P1"><text:span text:style-name="T2">Subnet sigmoid activation</text:span></text:p>
          </draw:text-box>
        </draw:frame>
        <draw:frame draw:style-name="gr11" draw:text-style-name="P5" draw:layer="layout" svg:width="6.9cm" svg:height="2.4cm" svg:x="16.8cm" svg:y="2.6cm">
          <draw:text-box>
            <text:p text:style-name="P1"><text:span text:style-name="T2">Final concatenation layer with <text:s/>sigmoid activation</text:span></text:p>
          </draw:text-box>
        </draw:frame>
        <draw:frame draw:style-name="gr2" draw:text-style-name="P6" draw:layer="layout" svg:width="3.8cm" svg:height="1.361cm" draw:transform="rotate (1.5707963267949) translate (1.9cm 13.3cm)">
          <draw:text-box>
            <text:p text:style-name="P1"><text:span text:style-name="T3">Subnets</text:span></text:p>
          </draw:text-box>
        </draw:frame>
        <draw:custom-shape draw:style-name="gr8" draw:text-style-name="P1" draw:layer="layout" svg:width="1.6cm" svg:height="0.2cm" svg:x="6.8cm" svg:y="16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1.6cm" svg:height="0.2cm" svg:x="10.1cm" svg:y="11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1.6cm" svg:height="0.2cm" svg:x="10.5cm" svg:y="16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3" draw:layer="layout" svg:width="1.1cm" svg:height="2.1cm" svg:x="18.2cm" svg:y="10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6cm" svg:height="0.2cm" svg:x="19.6cm" svg:y="11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7" draw:layer="layout" svg:width="0.8cm" svg:height="0.8cm" svg:x="21.4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custom-shape draw:style-name="gr1" draw:text-style-name="P1" draw:layer="layout" svg:width="1.1cm" svg:height="3.8cm" svg:x="5.25cm" svg:y="4.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8cm" svg:height="1.361cm" draw:transform="rotate (1.5707963267949) translate (3.739cm 8.6cm)">
          <draw:text-box>
            <text:p text:style-name="P1"><text:span text:style-name="T1">Hospital ID</text:span><text:span text:style-name="T1"><text:line-break/></text:span><text:span text:style-name="T1">(one-hot)</text:span></text:p>
          </draw:text-box>
        </draw:frame>
        <draw:custom-shape draw:style-name="gr1" draw:text-style-name="P1" draw:layer="layout" svg:width="1.1cm" svg:height="3.8cm" svg:x="5.25cm" svg:y="10.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8cm" svg:height="1.361cm" draw:transform="rotate (1.5707963267949) translate (3.639cm 13.9cm)">
          <draw:text-box>
            <text:p text:style-name="P1"><text:span text:style-name="T1">Clinical data</text:span></text:p>
          </draw:text-box>
        </draw:frame>
        <draw:custom-shape draw:style-name="gr3" draw:text-style-name="P3" draw:layer="layout" svg:width="1.1cm" svg:height="3.8cm" svg:x="8.726cm" svg:y="10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12.55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12.551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15.7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5.2cm" svg:height="0.3cm" svg:x="7cm" svg:y="6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2.87cm" svg:height="0.2cm" draw:transform="rotate (0.785398163397448) translate (13.5cm 11.55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5" draw:layer="layout" svg:width="3.2cm" svg:height="1.505cm" svg:x="4.3cm" svg:y="3.084cm">
          <draw:text-box>
            <text:p text:style-name="P1"><text:span text:style-name="T2">Input</text:span></text:p>
            <text:p text:style-name="P1"><text:span text:style-name="T2">layers</text:span></text:p>
          </draw:text-box>
        </draw:frame>
        <draw:frame draw:style-name="gr9" draw:text-style-name="P5" draw:layer="layout" svg:width="3.2cm" svg:height="1.505cm" svg:x="7.7cm" svg:y="3.084cm">
          <draw:text-box>
            <text:p text:style-name="P1"><text:span text:style-name="T2">Hidden</text:span></text:p>
            <text:p text:style-name="P1"><text:span text:style-name="T2">layers</text:span></text:p>
          </draw:text-box>
        </draw:frame>
        <draw:frame draw:style-name="gr10" draw:text-style-name="P5" draw:layer="layout" svg:width="3.2cm" svg:height="2.132cm" svg:x="11.3cm" svg:y="2.771cm">
          <draw:text-box>
            <text:p text:style-name="P1"><text:span text:style-name="T2">Subnet sigmoid activation</text:span></text:p>
          </draw:text-box>
        </draw:frame>
        <draw:frame draw:style-name="gr10" draw:text-style-name="P5" draw:layer="layout" svg:width="3.2cm" svg:height="2.132cm" svg:x="15cm" svg:y="2.768cm">
          <draw:text-box>
            <text:p text:style-name="P1"><text:span text:style-name="T2">Final sigmoid activation</text:span></text:p>
          </draw:text-box>
        </draw:frame>
        <draw:frame draw:style-name="gr2" draw:text-style-name="P6" draw:layer="layout" svg:width="3.8cm" svg:height="1.361cm" draw:transform="rotate (1.5707963267949) translate (1.9cm 11.4cm)">
          <draw:text-box>
            <text:p text:style-name="P1"><text:span text:style-name="T3">Subnets</text:span></text:p>
          </draw:text-box>
        </draw:frame>
        <draw:custom-shape draw:style-name="gr8" draw:text-style-name="P1" draw:layer="layout" svg:width="1.6cm" svg:height="0.2cm" svg:x="6.8cm" svg:y="12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1.6cm" svg:height="0.2cm" svg:x="10.5cm" svg:y="12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2.87cm" svg:height="0.2cm" draw:transform="rotate (-0.785398163397448) translate (13.671cm 6.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3" draw:style-name="dp1" draw:master-page-name="Default">
        <draw:custom-shape draw:style-name="gr1" draw:text-style-name="P1" draw:layer="layout" svg:width="1.1cm" svg:height="3.8cm" svg:x="5.25cm" svg:y="5.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8cm" svg:height="1.361cm" draw:transform="rotate (1.5707963267949) translate (3.7cm 9cm)">
          <draw:text-box>
            <text:p text:style-name="P1"><text:span text:style-name="T1">Pathway data</text:span></text:p>
          </draw:text-box>
        </draw:frame>
        <draw:custom-shape draw:style-name="gr1" draw:text-style-name="P1" draw:layer="layout" svg:width="1.1cm" svg:height="3.8cm" svg:x="5.25cm" svg:y="10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8cm" svg:height="1.361cm" draw:transform="rotate (1.5707963267949) translate (3.639cm 14.1cm)">
          <draw:text-box>
            <text:p text:style-name="P1"><text:span text:style-name="T1">Clinical data</text:span></text:p>
          </draw:text-box>
        </draw:frame>
        <draw:custom-shape draw:style-name="gr3" draw:text-style-name="P3" draw:layer="layout" svg:width="1.1cm" svg:height="3.8cm" svg:x="8.726cm" svg:y="5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1cm" svg:height="3.8cm" svg:x="8.726cm" svg:y="1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12.55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12.551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16.8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3.3cm" svg:height="0.22cm" draw:transform="rotate (-0.523598775598299) translate (13.71cm 7.15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1.6cm" svg:height="0.2cm" svg:x="6.6cm" svg:y="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5" draw:layer="layout" svg:width="3.2cm" svg:height="1.505cm" svg:x="4.3cm" svg:y="3.084cm">
          <draw:text-box>
            <text:p text:style-name="P1"><text:span text:style-name="T2">Input</text:span></text:p>
            <text:p text:style-name="P1"><text:span text:style-name="T2">layers</text:span></text:p>
          </draw:text-box>
        </draw:frame>
        <draw:frame draw:style-name="gr9" draw:text-style-name="P5" draw:layer="layout" svg:width="3.2cm" svg:height="1.505cm" svg:x="7.7cm" svg:y="3.084cm">
          <draw:text-box>
            <text:p text:style-name="P1"><text:span text:style-name="T2">Hidden</text:span></text:p>
            <text:p text:style-name="P1"><text:span text:style-name="T2">layers</text:span></text:p>
          </draw:text-box>
        </draw:frame>
        <draw:frame draw:style-name="gr10" draw:text-style-name="P5" draw:layer="layout" svg:width="3.2cm" svg:height="2.132cm" svg:x="11.3cm" svg:y="2.771cm">
          <draw:text-box>
            <text:p text:style-name="P1"><text:span text:style-name="T2">Subnet sigmoid activation</text:span></text:p>
          </draw:text-box>
        </draw:frame>
        <draw:frame draw:style-name="gr10" draw:text-style-name="P5" draw:layer="layout" svg:width="3.2cm" svg:height="2.132cm" svg:x="16.017cm" svg:y="2.968cm">
          <draw:text-box>
            <text:p text:style-name="P1"><text:span text:style-name="T2">Final sigmoid activation</text:span></text:p>
          </draw:text-box>
        </draw:frame>
        <draw:frame draw:style-name="gr2" draw:text-style-name="P6" draw:layer="layout" svg:width="3.8cm" svg:height="1.361cm" draw:transform="rotate (1.5707963267949) translate (2.139cm 11cm)">
          <draw:text-box>
            <text:p text:style-name="P1"><text:span text:style-name="T3">Subnets</text:span></text:p>
          </draw:text-box>
        </draw:frame>
        <draw:custom-shape draw:style-name="gr8" draw:text-style-name="P1" draw:layer="layout" svg:width="1.6cm" svg:height="0.2cm" svg:x="6.8cm" svg:y="12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1.6cm" svg:height="0.2cm" svg:x="10.1cm" svg:y="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1.6cm" svg:height="0.2cm" svg:x="10.5cm" svg:y="12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" draw:layer="layout" svg:width="3.3cm" svg:height="0.2cm" draw:transform="rotate (0.436332312998582) translate (13.524cm 11.7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4" draw:style-name="dp1" draw:master-page-name="Default">
        <draw:custom-shape draw:style-name="gr1" draw:text-style-name="P1" draw:layer="layout" svg:width="1.1cm" svg:height="3.8cm" svg:x="5.25cm" svg:y="4.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8cm" svg:height="1.361cm" draw:transform="rotate (1.5707963267949) translate (3.739cm 8.6cm)">
          <draw:text-box>
            <text:p text:style-name="P1"><text:span text:style-name="T1">Hospital ID</text:span><text:span text:style-name="T1"><text:line-break/></text:span><text:span text:style-name="T1">(one-hot)</text:span></text:p>
          </draw:text-box>
        </draw:frame>
        <draw:custom-shape draw:style-name="gr1" draw:text-style-name="P1" draw:layer="layout" svg:width="1.1cm" svg:height="3.8cm" svg:x="5.25cm" svg:y="9.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8cm" svg:height="1.361cm" draw:transform="rotate (1.5707963267949) translate (3.7cm 13.5cm)">
          <draw:text-box>
            <text:p text:style-name="P1"><text:span text:style-name="T1">Pathway data</text:span></text:p>
          </draw:text-box>
        </draw:frame>
        <draw:custom-shape draw:style-name="gr3" draw:text-style-name="P3" draw:layer="layout" svg:width="1.1cm" svg:height="3.8cm" svg:x="8.726cm" svg:y="9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12.55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12.551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18.2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5.2cm" svg:height="0.3cm" svg:x="7cm" svg:y="6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1.6cm" svg:height="0.2cm" svg:x="6.6cm" svg:y="11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5" draw:layer="layout" svg:width="3.2cm" svg:height="1.505cm" svg:x="4.3cm" svg:y="3.084cm">
          <draw:text-box>
            <text:p text:style-name="P1"><text:span text:style-name="T2">Input</text:span></text:p>
            <text:p text:style-name="P1"><text:span text:style-name="T2">layers</text:span></text:p>
          </draw:text-box>
        </draw:frame>
        <draw:frame draw:style-name="gr9" draw:text-style-name="P5" draw:layer="layout" svg:width="3.2cm" svg:height="1.505cm" svg:x="7.7cm" svg:y="3.084cm">
          <draw:text-box>
            <text:p text:style-name="P1"><text:span text:style-name="T2">Hidden</text:span></text:p>
            <text:p text:style-name="P1"><text:span text:style-name="T2">layers</text:span></text:p>
          </draw:text-box>
        </draw:frame>
        <draw:frame draw:style-name="gr10" draw:text-style-name="P5" draw:layer="layout" svg:width="3.2cm" svg:height="2.132cm" svg:x="11.3cm" svg:y="2.771cm">
          <draw:text-box>
            <text:p text:style-name="P1"><text:span text:style-name="T2">Subnet sigmoid activation</text:span></text:p>
          </draw:text-box>
        </draw:frame>
        <draw:frame draw:style-name="gr10" draw:text-style-name="P5" draw:layer="layout" svg:width="3.2cm" svg:height="2.132cm" svg:x="17.5cm" svg:y="2.771cm">
          <draw:text-box>
            <text:p text:style-name="P1"><text:span text:style-name="T2">Final sigmoid activation</text:span></text:p>
          </draw:text-box>
        </draw:frame>
        <draw:frame draw:style-name="gr2" draw:text-style-name="P6" draw:layer="layout" svg:width="3.8cm" svg:height="1.361cm" draw:transform="rotate (1.5707963267949) translate (1.939cm 11.2cm)">
          <draw:text-box>
            <text:p text:style-name="P1"><text:span text:style-name="T3">Subnets</text:span></text:p>
          </draw:text-box>
        </draw:frame>
        <draw:custom-shape draw:style-name="gr8" draw:text-style-name="P1" draw:layer="layout" svg:width="1.6cm" svg:height="0.2cm" svg:x="10.1cm" svg:y="11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" draw:layer="layout" svg:width="3.3cm" svg:height="0.2cm" draw:transform="rotate (0.436332312998582) translate (13.714cm 11.69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" draw:layer="layout" svg:width="3.3cm" svg:height="0.22cm" draw:transform="rotate (-0.523598775598299) translate (13.697cm 7.03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5" draw:style-name="dp1" draw:master-page-name="Default">
        <draw:custom-shape draw:style-name="gr1" draw:text-style-name="P1" draw:layer="layout" svg:width="1.1cm" svg:height="3.8cm" svg:x="5.25cm" svg:y="4.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8cm" svg:height="1.361cm" draw:transform="rotate (1.5707963267949) translate (3.739cm 8.6cm)">
          <draw:text-box>
            <text:p text:style-name="P1"><text:span text:style-name="T1">Hospital ID</text:span><text:span text:style-name="T1"><text:line-break/></text:span><text:span text:style-name="T1">(one-hot)</text:span></text:p>
          </draw:text-box>
        </draw:frame>
        <draw:custom-shape draw:style-name="gr1" draw:text-style-name="P1" draw:layer="layout" svg:width="1.1cm" svg:height="3.8cm" svg:x="5.25cm" svg:y="9.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8cm" svg:height="1.361cm" draw:transform="rotate (1.5707963267949) translate (3.7cm 13.5cm)">
          <draw:text-box>
            <text:p text:style-name="P1"><text:span text:style-name="T1">Pathway data</text:span></text:p>
          </draw:text-box>
        </draw:frame>
        <draw:custom-shape draw:style-name="gr1" draw:text-style-name="P1" draw:layer="layout" svg:width="1.1cm" svg:height="3.8cm" svg:x="5.25cm" svg:y="1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8cm" svg:height="1.361cm" draw:transform="rotate (1.5707963267949) translate (3.639cm 18.6cm)">
          <draw:text-box>
            <text:p text:style-name="P1"><text:span text:style-name="T1">Clinical data</text:span></text:p>
          </draw:text-box>
        </draw:frame>
        <draw:custom-shape draw:style-name="gr3" draw:text-style-name="P3" draw:layer="layout" svg:width="1.1cm" svg:height="3.8cm" svg:x="8.726cm" svg:y="9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1cm" svg:height="3.8cm" svg:x="8.726cm" svg:y="14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0.8cm" svg:x="12.551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5.2cm" svg:height="0.3cm" svg:x="7cm" svg:y="6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6.1cm" svg:height="0.2cm" draw:transform="rotate (-0.785398163397448) translate (13.787cm 6.64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4.3cm" svg:height="0.2cm" svg:x="13.7cm" svg:y="11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6.1cm" svg:height="0.2cm" draw:transform="rotate (0.785398163397448) translate (13.7cm 16.31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1.6cm" svg:height="0.2cm" svg:x="6.6cm" svg:y="11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5" draw:layer="layout" svg:width="3.2cm" svg:height="1.505cm" svg:x="4.3cm" svg:y="3.084cm">
          <draw:text-box>
            <text:p text:style-name="P1"><text:span text:style-name="T2">Input</text:span></text:p>
            <text:p text:style-name="P1"><text:span text:style-name="T2">layers</text:span></text:p>
          </draw:text-box>
        </draw:frame>
        <draw:frame draw:style-name="gr10" draw:text-style-name="P5" draw:layer="layout" svg:width="3.2cm" svg:height="2.132cm" svg:x="7.7cm" svg:y="2.771cm">
          <draw:text-box>
            <text:p text:style-name="P1"><text:span text:style-name="T2">Hidden</text:span></text:p>
            <text:p text:style-name="P1"><text:span text:style-name="T2">dense</text:span></text:p>
            <text:p text:style-name="P1"><text:span text:style-name="T2">layers</text:span></text:p>
          </draw:text-box>
        </draw:frame>
        <draw:frame draw:style-name="gr10" draw:text-style-name="P5" draw:layer="layout" svg:width="3.2cm" svg:height="2.132cm" svg:x="11.3cm" svg:y="2.771cm">
          <draw:text-box>
            <text:p text:style-name="P1"><text:span text:style-name="T2">Subnet sigmoid activation</text:span></text:p>
          </draw:text-box>
        </draw:frame>
        <draw:frame draw:style-name="gr10" draw:text-style-name="P5" draw:layer="layout" svg:width="3.2cm" svg:height="2.132cm" svg:x="21cm" svg:y="2.771cm">
          <draw:text-box>
            <text:p text:style-name="P1"><text:span text:style-name="T2">Final sigmoid activation</text:span></text:p>
          </draw:text-box>
        </draw:frame>
        <draw:frame draw:style-name="gr2" draw:text-style-name="P6" draw:layer="layout" svg:width="3.8cm" svg:height="1.361cm" draw:transform="rotate (1.5707963267949) translate (1.9cm 13.3cm)">
          <draw:text-box>
            <text:p text:style-name="P1"><text:span text:style-name="T3">Subnets</text:span></text:p>
          </draw:text-box>
        </draw:frame>
        <draw:custom-shape draw:style-name="gr8" draw:text-style-name="P1" draw:layer="layout" svg:width="1.6cm" svg:height="0.2cm" svg:x="6.8cm" svg:y="16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1.6cm" svg:height="0.2cm" svg:x="10.1cm" svg:y="11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1.6cm" svg:height="0.2cm" svg:x="10.5cm" svg:y="16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0.8cm" svg:height="0.8cm" svg:x="12.6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12.4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12.449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12.5cm" svg:y="1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12.549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cm" svg:height="3.8cm" svg:x="18.6cm" svg:y="9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6cm" svg:height="0.2cm" svg:x="19.9cm" svg:y="11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5" draw:layer="layout" svg:width="5.4cm" svg:height="4.013cm" svg:x="15.8cm" svg:y="1.987cm">
          <draw:text-box>
            <text:p text:style-name="P1"><text:span text:style-name="T2">Post-concatenation</text:span></text:p>
            <text:p text:style-name="P1"><text:span text:style-name="T2">hidden dense</text:span></text:p>
            <text:p text:style-name="P1"><text:span text:style-name="T2">layers</text:span></text:p>
          </draw:text-box>
        </draw:frame>
        <draw:custom-shape draw:style-name="gr13" draw:text-style-name="P7" draw:layer="layout" svg:width="0.8cm" svg:height="0.8cm" svg:x="21.701cm" svg:y="11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19T11:43:41.760366480</meta:creation-date>
    <meta:editing-duration>PT10M7S</meta:editing-duration>
    <meta:editing-cycles>10</meta:editing-cycles>
    <meta:generator>LibreOffice/7.1.3.2$Linux_X86_64 LibreOffice_project/10$Build-2</meta:generator>
    <dc:date>2021-05-25T08:51:28.460910654</dc:date>
    <meta:document-statistic meta:object-count="114"/>
  </office:meta>
</office:document-meta>
</file>